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146541e" officeooo:paragraph-rsid="000621be"/>
    </style:style>
    <style:style style:name="P2" style:family="paragraph" style:parent-style-name="Standard">
      <style:text-properties officeooo:rsid="00389ac4" officeooo:paragraph-rsid="000621be"/>
    </style:style>
    <style:style style:name="P3" style:family="paragraph" style:parent-style-name="Standard">
      <style:text-properties officeooo:rsid="00d99d30" officeooo:paragraph-rsid="000621be"/>
    </style:style>
    <style:style style:name="P4" style:family="paragraph" style:parent-style-name="Standard">
      <style:text-properties officeooo:rsid="006f6f94" officeooo:paragraph-rsid="000621be"/>
    </style:style>
    <style:style style:name="P5" style:family="paragraph" style:parent-style-name="Standard">
      <style:text-properties officeooo:rsid="0092cd45" officeooo:paragraph-rsid="000621be"/>
    </style:style>
    <style:style style:name="P6" style:family="paragraph" style:parent-style-name="Standard">
      <style:text-properties officeooo:rsid="0098e998" officeooo:paragraph-rsid="000621be"/>
    </style:style>
    <style:style style:name="P7" style:family="paragraph" style:parent-style-name="Standard">
      <style:text-properties officeooo:rsid="0098e998" officeooo:paragraph-rsid="00b3b890"/>
    </style:style>
    <style:style style:name="P8" style:family="paragraph" style:parent-style-name="Standard">
      <style:text-properties officeooo:rsid="009c5a56" officeooo:paragraph-rsid="000621be"/>
    </style:style>
    <style:style style:name="P9" style:family="paragraph" style:parent-style-name="Standard">
      <style:text-properties officeooo:rsid="00a50fca" officeooo:paragraph-rsid="000621be"/>
    </style:style>
    <style:style style:name="P10" style:family="paragraph" style:parent-style-name="Standard">
      <style:text-properties officeooo:rsid="00a67098" officeooo:paragraph-rsid="000621be"/>
    </style:style>
    <style:style style:name="P11" style:family="paragraph" style:parent-style-name="Standard">
      <style:text-properties officeooo:rsid="00a88c3f" officeooo:paragraph-rsid="000621be"/>
    </style:style>
    <style:style style:name="P12" style:family="paragraph" style:parent-style-name="Standard">
      <style:text-properties officeooo:rsid="00e01625" officeooo:paragraph-rsid="000621be"/>
    </style:style>
    <style:style style:name="P13" style:family="paragraph" style:parent-style-name="Standard">
      <style:text-properties officeooo:rsid="00e5b76a" officeooo:paragraph-rsid="000621be"/>
    </style:style>
    <style:style style:name="P14" style:family="paragraph" style:parent-style-name="Standard">
      <style:text-properties officeooo:rsid="00e64ba0" officeooo:paragraph-rsid="000621be"/>
    </style:style>
    <style:style style:name="P15" style:family="paragraph" style:parent-style-name="Standard">
      <style:text-properties officeooo:rsid="00edab64" officeooo:paragraph-rsid="000621be"/>
    </style:style>
    <style:style style:name="P16" style:family="paragraph" style:parent-style-name="Standard">
      <style:text-properties officeooo:rsid="00f0c093" officeooo:paragraph-rsid="000621be"/>
    </style:style>
    <style:style style:name="P17" style:family="paragraph" style:parent-style-name="Standard">
      <style:text-properties officeooo:rsid="00f5aab9" officeooo:paragraph-rsid="000621be"/>
    </style:style>
    <style:style style:name="P18" style:family="paragraph" style:parent-style-name="Standard">
      <style:text-properties officeooo:rsid="010f38cd" officeooo:paragraph-rsid="000621be"/>
    </style:style>
    <style:style style:name="P19" style:family="paragraph" style:parent-style-name="Standard">
      <style:text-properties officeooo:rsid="01152ff6" officeooo:paragraph-rsid="000621be"/>
    </style:style>
    <style:style style:name="P20" style:family="paragraph" style:parent-style-name="Standard">
      <style:text-properties officeooo:rsid="0117a92a" officeooo:paragraph-rsid="000621be" fo:background-color="#ffff00"/>
    </style:style>
    <style:style style:name="P21" style:family="paragraph" style:parent-style-name="Standard">
      <style:text-properties officeooo:rsid="011c9c01" officeooo:paragraph-rsid="000621be"/>
    </style:style>
    <style:style style:name="P22" style:family="paragraph" style:parent-style-name="Standard">
      <style:text-properties officeooo:rsid="011cca88" officeooo:paragraph-rsid="000621be"/>
    </style:style>
    <style:style style:name="P23" style:family="paragraph" style:parent-style-name="Standard">
      <style:text-properties officeooo:rsid="01470606" officeooo:paragraph-rsid="000621be"/>
    </style:style>
    <style:style style:name="P24" style:family="paragraph" style:parent-style-name="Standard">
      <style:text-properties officeooo:rsid="01054f1d" officeooo:paragraph-rsid="000621be"/>
    </style:style>
    <style:style style:name="P25" style:family="paragraph" style:parent-style-name="Standard">
      <style:text-properties officeooo:rsid="010b5fe1" officeooo:paragraph-rsid="000621be"/>
    </style:style>
    <style:style style:name="P26" style:family="paragraph" style:parent-style-name="Standard">
      <style:text-properties officeooo:rsid="0043d76f" officeooo:paragraph-rsid="000621be"/>
    </style:style>
    <style:style style:name="P27" style:family="paragraph" style:parent-style-name="Standard">
      <style:text-properties officeooo:paragraph-rsid="000621be"/>
    </style:style>
    <style:style style:name="P28" style:family="paragraph" style:parent-style-name="Standard">
      <style:text-properties officeooo:rsid="00903a3d" officeooo:paragraph-rsid="000621be"/>
    </style:style>
    <style:style style:name="P29" style:family="paragraph" style:parent-style-name="Standard">
      <style:text-properties officeooo:rsid="00f5aab9" officeooo:paragraph-rsid="000621be" fo:background-color="#dee6ef"/>
    </style:style>
    <style:style style:name="P30" style:family="paragraph" style:parent-style-name="Standard">
      <style:text-properties officeooo:rsid="0094e9ed" officeooo:paragraph-rsid="000621be" fo:background-color="#dee6ef"/>
    </style:style>
    <style:style style:name="P31" style:family="paragraph" style:parent-style-name="Standard">
      <style:text-properties style:text-underline-style="none" officeooo:rsid="00c4b3b2" officeooo:paragraph-rsid="000621be"/>
    </style:style>
    <style:style style:name="P32" style:family="paragraph" style:parent-style-name="Standard">
      <style:text-properties style:text-underline-style="none" officeooo:rsid="00be2724" officeooo:paragraph-rsid="000621be"/>
    </style:style>
    <style:style style:name="P33" style:family="paragraph" style:parent-style-name="Standard">
      <style:text-properties style:text-underline-style="none" officeooo:rsid="00c5b62f" officeooo:paragraph-rsid="000621be" fo:background-color="#e0c2cd"/>
    </style:style>
    <style:style style:name="P34" style:family="paragraph" style:parent-style-name="Standard">
      <style:text-properties officeooo:rsid="0094e9ed" officeooo:paragraph-rsid="000621be" fo:background-color="#e0c2cd"/>
    </style:style>
    <style:style style:name="P35" style:family="paragraph" style:parent-style-name="Standard">
      <style:text-properties officeooo:rsid="01470606" officeooo:paragraph-rsid="000621be" fo:background-color="#e0c2cd"/>
    </style:style>
    <style:style style:name="P36" style:family="paragraph" style:parent-style-name="Standard">
      <style:text-properties officeooo:rsid="014f6f9c" officeooo:paragraph-rsid="0014f78d" fo:background-color="#ffd7d7"/>
    </style:style>
    <style:style style:name="P37" style:family="paragraph" style:parent-style-name="Standard">
      <style:text-properties officeooo:rsid="0103c432" officeooo:paragraph-rsid="000621be"/>
    </style:style>
    <style:style style:name="P38" style:family="paragraph" style:parent-style-name="Standard">
      <style:text-properties officeooo:rsid="00345bf3" officeooo:paragraph-rsid="000621be"/>
    </style:style>
    <style:style style:name="P39" style:family="paragraph" style:parent-style-name="Standard" style:list-style-name="L1">
      <style:text-properties officeooo:paragraph-rsid="000621be"/>
    </style:style>
    <style:style style:name="P40" style:family="paragraph" style:parent-style-name="Standard" style:list-style-name="L1">
      <style:text-properties officeooo:paragraph-rsid="00d6ccc1"/>
    </style:style>
    <style:style style:name="P41" style:family="paragraph" style:parent-style-name="Standard" style:list-style-name="L2">
      <style:paragraph-properties>
        <style:tab-stops>
          <style:tab-stop style:position="1.4965in"/>
        </style:tab-stops>
      </style:paragraph-properties>
      <style:text-properties officeooo:rsid="007b7932" officeooo:paragraph-rsid="000621be"/>
    </style:style>
    <style:style style:name="P42" style:family="paragraph" style:parent-style-name="Standard" style:list-style-name="L2">
      <style:paragraph-properties>
        <style:tab-stops>
          <style:tab-stop style:position="1.4965in"/>
        </style:tab-stops>
      </style:paragraph-properties>
      <style:text-properties officeooo:rsid="00821b13" officeooo:paragraph-rsid="000621be"/>
    </style:style>
    <style:style style:name="P43" style:family="paragraph" style:parent-style-name="Standard" style:list-style-name="L2">
      <style:text-properties officeooo:rsid="01554649" officeooo:paragraph-rsid="000621be"/>
    </style:style>
    <style:style style:name="P44" style:family="paragraph" style:parent-style-name="Standard" style:list-style-name="L2">
      <style:text-properties officeooo:rsid="001ef76f" officeooo:paragraph-rsid="001ef76f"/>
    </style:style>
    <style:style style:name="P45" style:family="paragraph" style:parent-style-name="Standard" style:list-style-name="L2">
      <style:paragraph-properties>
        <style:tab-stops>
          <style:tab-stop style:position="1.4965in"/>
        </style:tab-stops>
      </style:paragraph-properties>
      <style:text-properties officeooo:paragraph-rsid="000621be"/>
    </style:style>
    <style:style style:name="T1" style:family="text">
      <style:text-properties officeooo:rsid="00c4fd5c"/>
    </style:style>
    <style:style style:name="T2" style:family="text">
      <style:text-properties officeooo:rsid="00c57e9e"/>
    </style:style>
    <style:style style:name="T3" style:family="text">
      <style:text-properties officeooo:rsid="012a8cae"/>
    </style:style>
    <style:style style:name="T4" style:family="text">
      <style:text-properties officeooo:rsid="00c6caaf"/>
    </style:style>
    <style:style style:name="T5" style:family="text">
      <style:text-properties officeooo:rsid="00c9cb11"/>
    </style:style>
    <style:style style:name="T6" style:family="text">
      <style:text-properties officeooo:rsid="012ade4b"/>
    </style:style>
    <style:style style:name="T7" style:family="text">
      <style:text-properties officeooo:rsid="00397b5a"/>
    </style:style>
    <style:style style:name="T8" style:family="text">
      <style:text-properties officeooo:rsid="003a9103"/>
    </style:style>
    <style:style style:name="T9" style:family="text">
      <style:text-properties officeooo:rsid="003c117c"/>
    </style:style>
    <style:style style:name="T10" style:family="text">
      <style:text-properties officeooo:rsid="003c77ad"/>
    </style:style>
    <style:style style:name="T11" style:family="text">
      <style:text-properties officeooo:rsid="00db16ce"/>
    </style:style>
    <style:style style:name="T12" style:family="text">
      <style:text-properties officeooo:rsid="014a979f"/>
    </style:style>
    <style:style style:name="T13" style:family="text">
      <style:text-properties officeooo:rsid="0070cc6a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72b139" fo:background-color="#ffff00" loext:char-shading-value="0"/>
    </style:style>
    <style:style style:name="T16" style:family="text">
      <style:text-properties officeooo:rsid="00aa25b4" fo:background-color="#ffff00" loext:char-shading-value="0"/>
    </style:style>
    <style:style style:name="T17" style:family="text">
      <style:text-properties officeooo:rsid="00aa6305" fo:background-color="#ffff00" loext:char-shading-value="0"/>
    </style:style>
    <style:style style:name="T18" style:family="text">
      <style:text-properties officeooo:rsid="00fb285e" fo:background-color="#ffff00" loext:char-shading-value="0"/>
    </style:style>
    <style:style style:name="T19" style:family="text">
      <style:text-properties officeooo:rsid="0136db0d" fo:background-color="#ffff00" loext:char-shading-value="0"/>
    </style:style>
    <style:style style:name="T20" style:family="text">
      <style:text-properties officeooo:rsid="00b3b890" fo:background-color="#ffff00" loext:char-shading-value="0"/>
    </style:style>
    <style:style style:name="T21" style:family="text">
      <style:text-properties officeooo:rsid="01182182" fo:background-color="#ffff00" loext:char-shading-value="0"/>
    </style:style>
    <style:style style:name="T22" style:family="text">
      <style:text-properties officeooo:rsid="01128407" fo:background-color="#ffff00" loext:char-shading-value="0"/>
    </style:style>
    <style:style style:name="T23" style:family="text">
      <style:text-properties officeooo:rsid="0072b139"/>
    </style:style>
    <style:style style:name="T24" style:family="text">
      <style:text-properties officeooo:rsid="0148b762"/>
    </style:style>
    <style:style style:name="T25" style:family="text">
      <style:text-properties officeooo:rsid="00736473"/>
    </style:style>
    <style:style style:name="T26" style:family="text">
      <style:text-properties officeooo:rsid="00768a1e"/>
    </style:style>
    <style:style style:name="T27" style:family="text">
      <style:text-properties officeooo:rsid="014e429b"/>
    </style:style>
    <style:style style:name="T28" style:family="text">
      <style:text-properties officeooo:rsid="00794ee2"/>
    </style:style>
    <style:style style:name="T29" style:family="text">
      <style:text-properties officeooo:rsid="00835bc3"/>
    </style:style>
    <style:style style:name="T30" style:family="text">
      <style:text-properties officeooo:rsid="007c452b"/>
    </style:style>
    <style:style style:name="T31" style:family="text">
      <style:text-properties officeooo:rsid="007d445c"/>
    </style:style>
    <style:style style:name="T32" style:family="text">
      <style:text-properties officeooo:rsid="0080b060"/>
    </style:style>
    <style:style style:name="T33" style:family="text">
      <style:text-properties officeooo:rsid="01528107"/>
    </style:style>
    <style:style style:name="T34" style:family="text">
      <style:text-properties officeooo:rsid="0084149e"/>
    </style:style>
    <style:style style:name="T35" style:family="text">
      <style:text-properties officeooo:rsid="0084ceae"/>
    </style:style>
    <style:style style:name="T36" style:family="text">
      <style:text-properties officeooo:rsid="008b0e06"/>
    </style:style>
    <style:style style:name="T37" style:family="text">
      <style:text-properties officeooo:rsid="00913042"/>
    </style:style>
    <style:style style:name="T38" style:family="text">
      <style:text-properties officeooo:rsid="0092cd45"/>
    </style:style>
    <style:style style:name="T39" style:family="text">
      <style:text-properties officeooo:rsid="0092ea14"/>
    </style:style>
    <style:style style:name="T40" style:family="text">
      <style:text-properties officeooo:rsid="0094e9ed"/>
    </style:style>
    <style:style style:name="T41" style:family="text">
      <style:text-properties officeooo:rsid="015b2a24"/>
    </style:style>
    <style:style style:name="T42" style:family="text">
      <style:text-properties officeooo:rsid="0097db45"/>
    </style:style>
    <style:style style:name="T43" style:family="text">
      <style:text-properties officeooo:rsid="009d7a75"/>
    </style:style>
    <style:style style:name="T44" style:family="text">
      <style:text-properties officeooo:rsid="009ec3e6"/>
    </style:style>
    <style:style style:name="T45" style:family="text">
      <style:text-properties officeooo:rsid="00a083ea"/>
    </style:style>
    <style:style style:name="T46" style:family="text">
      <style:text-properties officeooo:rsid="00a1fc8d"/>
    </style:style>
    <style:style style:name="T47" style:family="text">
      <style:text-properties officeooo:rsid="00a45d99"/>
    </style:style>
    <style:style style:name="T48" style:family="text">
      <style:text-properties officeooo:rsid="00a7e404"/>
    </style:style>
    <style:style style:name="T49" style:family="text">
      <style:text-properties fo:background-color="#dee6ef" loext:char-shading-value="0"/>
    </style:style>
    <style:style style:name="T50" style:family="text">
      <style:text-properties officeooo:rsid="00a923dd" fo:background-color="#dee6ef" loext:char-shading-value="0"/>
    </style:style>
    <style:style style:name="T51" style:family="text">
      <style:text-properties officeooo:rsid="00ae2fa8" fo:background-color="#dee6ef" loext:char-shading-value="0"/>
    </style:style>
    <style:style style:name="T52" style:family="text">
      <style:text-properties officeooo:rsid="00fb285e" fo:background-color="#dee6ef" loext:char-shading-value="0"/>
    </style:style>
    <style:style style:name="T53" style:family="text">
      <style:text-properties officeooo:rsid="008d3a26" fo:background-color="#dee6ef" loext:char-shading-value="0"/>
    </style:style>
    <style:style style:name="T54" style:family="text">
      <style:text-properties officeooo:rsid="00c94bbf" fo:background-color="#dee6ef" loext:char-shading-value="0"/>
    </style:style>
    <style:style style:name="T55" style:family="text">
      <style:text-properties officeooo:rsid="010a57f1" fo:background-color="#dee6ef" loext:char-shading-value="0"/>
    </style:style>
    <style:style style:name="T56" style:family="text">
      <style:text-properties officeooo:rsid="013a9762" fo:background-color="#dee6ef" loext:char-shading-value="0"/>
    </style:style>
    <style:style style:name="T57" style:family="text">
      <style:text-properties officeooo:rsid="0103c432" fo:background-color="#dee6ef" loext:char-shading-value="0"/>
    </style:style>
    <style:style style:name="T58" style:family="text">
      <style:text-properties officeooo:rsid="013c0ce6" fo:background-color="#dee6ef" loext:char-shading-value="0"/>
    </style:style>
    <style:style style:name="T59" style:family="text">
      <style:text-properties officeooo:rsid="0103e1a2" fo:background-color="#dee6ef" loext:char-shading-value="0"/>
    </style:style>
    <style:style style:name="T60" style:family="text">
      <style:text-properties officeooo:rsid="011078aa" fo:background-color="#dee6ef" loext:char-shading-value="0"/>
    </style:style>
    <style:style style:name="T61" style:family="text">
      <style:text-properties officeooo:rsid="00aa25b4"/>
    </style:style>
    <style:style style:name="T62" style:family="text">
      <style:text-properties officeooo:rsid="00aa6305"/>
    </style:style>
    <style:style style:name="T63" style:family="text">
      <style:text-properties officeooo:rsid="00a923dd"/>
    </style:style>
    <style:style style:name="T64" style:family="text">
      <style:text-properties officeooo:rsid="00aae89b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ae179d" style:font-weight-asian="bold" style:font-weight-complex="bold"/>
    </style:style>
    <style:style style:name="T67" style:family="text">
      <style:text-properties fo:font-weight="bold" officeooo:rsid="00c4fd5c" style:font-weight-asian="bold" style:font-weight-complex="bold"/>
    </style:style>
    <style:style style:name="T68" style:family="text">
      <style:text-properties fo:font-weight="bold" officeooo:rsid="00835bc3" style:font-weight-asian="bold" style:font-weight-complex="bold"/>
    </style:style>
    <style:style style:name="T69" style:family="text">
      <style:text-properties fo:font-weight="bold" officeooo:rsid="0084149e" style:font-weight-asian="bold" style:font-weight-complex="bold"/>
    </style:style>
    <style:style style:name="T70" style:family="text">
      <style:text-properties fo:font-weight="bold" officeooo:rsid="00c57e9e" style:font-weight-asian="bold" style:font-weight-complex="bold"/>
    </style:style>
    <style:style style:name="T71" style:family="text">
      <style:text-properties fo:font-weight="bold" officeooo:rsid="015c86a0" style:font-weight-asian="bold" style:font-weight-complex="bold"/>
    </style:style>
    <style:style style:name="T72" style:family="text">
      <style:text-properties fo:font-weight="bold" officeooo:rsid="0097db45" style:font-weight-asian="bold" style:font-weight-complex="bold"/>
    </style:style>
    <style:style style:name="T73" style:family="text">
      <style:text-properties fo:font-weight="bold" officeooo:rsid="00cc2de2" style:font-weight-asian="bold" style:font-weight-complex="bold"/>
    </style:style>
    <style:style style:name="T74" style:family="text">
      <style:text-properties fo:font-weight="bold" officeooo:rsid="0103c432" style:font-weight-asian="bold" style:font-weight-complex="bold"/>
    </style:style>
    <style:style style:name="T75" style:family="text">
      <style:text-properties fo:font-weight="bold" officeooo:rsid="0108841d" style:font-weight-asian="bold" style:font-weight-complex="bold"/>
    </style:style>
    <style:style style:name="T76" style:family="text">
      <style:text-properties fo:font-weight="bold" officeooo:rsid="003f1eee" style:font-weight-asian="bold" style:font-weight-complex="bold"/>
    </style:style>
    <style:style style:name="T77" style:family="text">
      <style:text-properties fo:font-weight="bold" officeooo:rsid="003d5939" style:font-weight-asian="bold" style:font-weight-complex="bold"/>
    </style:style>
    <style:style style:name="T78" style:family="text">
      <style:text-properties fo:font-weight="bold" officeooo:rsid="010a57f1" fo:background-color="#dee6ef" loext:char-shading-value="0" style:font-weight-asian="bold" style:font-weight-complex="bold"/>
    </style:style>
    <style:style style:name="T79" style:family="text">
      <style:text-properties fo:font-weight="bold" officeooo:rsid="0103e1a2" fo:background-color="#dee6ef" loext:char-shading-value="0" style:font-weight-asian="bold" style:font-weight-complex="bold"/>
    </style:style>
    <style:style style:name="T80" style:family="text">
      <style:text-properties fo:font-weight="bold" fo:background-color="#e0c2cd" loext:char-shading-value="0" style:font-weight-asian="bold" style:font-weight-complex="bold"/>
    </style:style>
    <style:style style:name="T81" style:family="text">
      <style:text-properties fo:font-weight="bold" fo:background-color="#ffff00" loext:char-shading-value="0" style:font-weight-asian="bold" style:font-weight-complex="bold"/>
    </style:style>
    <style:style style:name="T82" style:family="text">
      <style:text-properties officeooo:rsid="00ae179d"/>
    </style:style>
    <style:style style:name="T83" style:family="text">
      <style:text-properties officeooo:rsid="00e01625"/>
    </style:style>
    <style:style style:name="T84" style:family="text">
      <style:text-properties officeooo:rsid="012e31a7"/>
    </style:style>
    <style:style style:name="T85" style:family="text">
      <style:text-properties officeooo:rsid="00e12f1d"/>
    </style:style>
    <style:style style:name="T86" style:family="text">
      <style:text-properties officeooo:rsid="00e30786"/>
    </style:style>
    <style:style style:name="T87" style:family="text">
      <style:text-properties officeooo:rsid="00e35e24"/>
    </style:style>
    <style:style style:name="T88" style:family="text">
      <style:text-properties officeooo:rsid="0130dcec"/>
    </style:style>
    <style:style style:name="T89" style:family="text">
      <style:text-properties officeooo:rsid="00e3d956"/>
    </style:style>
    <style:style style:name="T90" style:family="text">
      <style:text-properties officeooo:rsid="01327f36"/>
    </style:style>
    <style:style style:name="T91" style:family="text">
      <style:text-properties officeooo:rsid="00ef194b"/>
    </style:style>
    <style:style style:name="T92" style:family="text">
      <style:text-properties officeooo:rsid="00f3bc41"/>
    </style:style>
    <style:style style:name="T93" style:family="text">
      <style:text-properties officeooo:rsid="00f0c422"/>
    </style:style>
    <style:style style:name="T94" style:family="text">
      <style:text-properties officeooo:rsid="00fb285e"/>
    </style:style>
    <style:style style:name="T95" style:family="text">
      <style:text-properties officeooo:rsid="003d5939"/>
    </style:style>
    <style:style style:name="T96" style:family="text">
      <style:text-properties officeooo:rsid="003f1eee"/>
    </style:style>
    <style:style style:name="T97" style:family="text">
      <style:text-properties officeooo:rsid="01004666"/>
    </style:style>
    <style:style style:name="T98" style:family="text">
      <style:text-properties officeooo:rsid="0110c1f8"/>
    </style:style>
    <style:style style:name="T99" style:family="text">
      <style:text-properties officeooo:rsid="004fa504"/>
    </style:style>
    <style:style style:name="T100" style:family="text">
      <style:text-properties officeooo:rsid="0111a1fe"/>
    </style:style>
    <style:style style:name="T101" style:family="text">
      <style:text-properties officeooo:rsid="005032f4"/>
    </style:style>
    <style:style style:name="T102" style:family="text">
      <style:text-properties officeooo:rsid="01196172"/>
    </style:style>
    <style:style style:name="T103" style:family="text">
      <style:text-properties officeooo:rsid="011cca88"/>
    </style:style>
    <style:style style:name="T104" style:family="text">
      <style:text-properties officeooo:rsid="0103c432"/>
    </style:style>
    <style:style style:name="T105" style:family="text">
      <style:text-properties officeooo:rsid="013a9762"/>
    </style:style>
    <style:style style:name="T106" style:family="text">
      <style:text-properties officeooo:rsid="0103e1a2"/>
    </style:style>
    <style:style style:name="T107" style:family="text">
      <style:text-properties officeooo:rsid="0140f64c"/>
    </style:style>
    <style:style style:name="T108" style:family="text">
      <style:text-properties officeooo:rsid="0141a456"/>
    </style:style>
    <style:style style:name="T109" style:family="text">
      <style:text-properties officeooo:rsid="010cf70a"/>
    </style:style>
    <style:style style:name="T110" style:family="text">
      <style:text-properties officeooo:rsid="004507d3"/>
    </style:style>
    <style:style style:name="T111" style:family="text">
      <style:text-properties officeooo:rsid="014479f8"/>
    </style:style>
    <style:style style:name="T112" style:family="text">
      <style:text-properties officeooo:rsid="0144bbf5"/>
    </style:style>
    <style:style style:name="T113" style:family="text">
      <style:text-properties officeooo:rsid="0014193f"/>
    </style:style>
    <style:style style:name="T114" style:family="text">
      <style:text-properties officeooo:rsid="0014f78d"/>
    </style:style>
    <style:style style:name="T115" style:family="text">
      <style:text-properties officeooo:rsid="00191b21"/>
    </style:style>
    <style:style style:name="T116" style:family="text">
      <style:text-properties fo:background-color="#e0c2cd" loext:char-shading-value="0"/>
    </style:style>
    <style:style style:name="T117" style:family="text">
      <style:text-properties officeooo:rsid="0092ea14" fo:background-color="#e0c2cd" loext:char-shading-value="0"/>
    </style:style>
    <style:style style:name="T118" style:family="text">
      <style:text-properties officeooo:rsid="00aa15ec" fo:background-color="#e0c2cd" loext:char-shading-value="0"/>
    </style:style>
    <style:style style:name="T119" style:family="text">
      <style:text-properties officeooo:rsid="011438b8" fo:background-color="#e0c2cd" loext:char-shading-value="0"/>
    </style:style>
    <style:style style:name="T120" style:family="text">
      <style:text-properties officeooo:rsid="0072bc97"/>
    </style:style>
    <style:style style:name="T121" style:family="text">
      <style:text-properties officeooo:rsid="0072c7b8"/>
    </style:style>
    <style:style style:name="T122" style:family="text">
      <style:text-properties officeooo:rsid="007da9a7"/>
    </style:style>
    <style:style style:name="T123" style:family="text">
      <style:text-properties officeooo:rsid="0081c707"/>
    </style:style>
    <style:style style:name="T124" style:family="text">
      <style:text-properties officeooo:rsid="00820016"/>
    </style:style>
    <style:style style:name="T125" style:family="text">
      <style:text-properties style:text-underline-style="none" officeooo:rsid="0017dc05"/>
    </style:style>
    <style:style style:name="T126" style:family="text">
      <style:text-properties style:text-underline-style="none" officeooo:rsid="00846b9f"/>
    </style:style>
    <style:style style:name="T127" style:family="text">
      <style:text-properties style:text-underline-style="none" officeooo:rsid="001968c4" fo:background-color="#dee6ef" loext:char-shading-value="0"/>
    </style:style>
    <style:style style:name="T128" style:family="text">
      <style:text-properties style:text-underline-style="none" officeooo:rsid="00cf0eb2" fo:background-color="#dee6ef" loext:char-shading-value="0"/>
    </style:style>
    <style:style style:name="T129" style:family="text">
      <style:text-properties style:text-underline-style="none" officeooo:rsid="00c9d6fd" fo:background-color="#dee6ef" loext:char-shading-value="0"/>
    </style:style>
    <style:style style:name="T130" style:family="text">
      <style:text-properties style:text-underline-style="none" fo:font-weight="bold" officeooo:rsid="001968c4" fo:background-color="#dee6ef" loext:char-shading-value="0" style:font-weight-asian="bold" style:font-weight-complex="bold"/>
    </style:style>
    <style:style style:name="T131" style:family="text">
      <style:text-properties style:text-underline-style="none" fo:font-weight="bold" officeooo:rsid="00d6ccc1" fo:background-color="#dee6ef" loext:char-shading-value="0" style:font-weight-asian="bold" style:font-weight-complex="bold"/>
    </style:style>
    <style:style style:name="T132" style:family="text">
      <style:text-properties style:text-underline-style="none" fo:font-weight="bold" officeooo:rsid="00cd0307" style:font-weight-asian="bold" style:font-weight-complex="bold"/>
    </style:style>
    <style:style style:name="T133" style:family="text">
      <style:text-properties style:text-underline-style="none" fo:font-weight="bold" officeooo:rsid="00cf0eb2" style:font-weight-asian="bold" style:font-weight-complex="bold"/>
    </style:style>
    <style:style style:name="T134" style:family="text">
      <style:text-properties style:text-underline-style="none" officeooo:rsid="00d793ef"/>
    </style:style>
    <style:style style:name="T135" style:family="text">
      <style:text-properties style:text-underline-style="none" officeooo:rsid="00d89f0a"/>
    </style:style>
    <style:style style:name="T136" style:family="text">
      <style:text-properties style:text-underline-style="none" officeooo:rsid="00958a18"/>
    </style:style>
    <style:style style:name="T137" style:family="text">
      <style:text-properties style:text-underline-style="none" officeooo:rsid="0017dc05" fo:background-color="#ffd7d7" loext:char-shading-value="0"/>
    </style:style>
    <style:style style:name="T138" style:family="text">
      <style:text-properties style:text-underline-style="none" officeooo:rsid="00741dbc" fo:background-color="#ffd7d7" loext:char-shading-value="0"/>
    </style:style>
    <style:style style:name="T139" style:family="text">
      <style:text-properties style:text-underline-style="none" officeooo:rsid="00846b9f" fo:background-color="#ffd7d7" loext:char-shading-value="0"/>
    </style:style>
    <style:style style:name="T140" style:family="text">
      <style:text-properties style:text-underline-style="none" officeooo:rsid="00cd0307"/>
    </style:style>
    <style:style style:name="T141" style:family="text">
      <style:text-properties style:text-underline-style="none" officeooo:rsid="00cd0307" fo:background-color="#ffff00" loext:char-shading-value="0"/>
    </style:style>
    <style:style style:name="T142" style:family="text">
      <style:text-properties style:text-underline-style="none" officeooo:rsid="00c9d6fd" fo:background-color="#ffff00" loext:char-shading-value="0"/>
    </style:style>
    <style:style style:name="T143" style:family="text">
      <style:text-properties style:text-underline-style="none" officeooo:rsid="00dd3490" fo:background-color="#ffff00" loext:char-shading-value="0"/>
    </style:style>
    <style:style style:name="T144" style:family="text">
      <style:text-properties style:text-underline-style="none" officeooo:rsid="00df2e25" fo:background-color="#ffff00" loext:char-shading-value="0"/>
    </style:style>
    <style:style style:name="T145" style:family="text">
      <style:text-properties style:text-underline-style="none" officeooo:rsid="00e033cf" fo:background-color="#ffff00" loext:char-shading-value="0"/>
    </style:style>
    <style:style style:name="T146" style:family="text">
      <style:text-properties style:text-underline-style="none" officeooo:rsid="00e21d8f" fo:background-color="#ffff00" loext:char-shading-value="0"/>
    </style:style>
    <style:style style:name="T147" style:family="text">
      <style:text-properties style:text-underline-style="none" officeooo:rsid="00cf0eb2"/>
    </style:style>
    <style:style style:name="T148" style:family="text">
      <style:text-properties style:text-underline-style="none" officeooo:rsid="00d6ccc1"/>
    </style:style>
    <style:style style:name="T149" style:family="text">
      <style:text-properties officeooo:rsid="00cae147"/>
    </style:style>
    <style:style style:name="T150" style:family="text">
      <style:text-properties officeooo:rsid="00cc2de2"/>
    </style:style>
    <style:style style:name="T151" style:family="text">
      <style:text-properties officeooo:rsid="00cc793a"/>
    </style:style>
    <style:style style:name="T152" style:family="text">
      <style:text-properties officeooo:rsid="00cf3a42"/>
    </style:style>
    <style:style style:name="T153" style:family="text">
      <style:text-properties officeooo:rsid="00d0e8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La <text:span text:style-name="T65">gerarchia</text:span> dei tipi <text:span text:style-name="T1">viene </text:span><text:span text:style-name="T67">utilizzata</text:span><text:span text:style-name="T1"> per definire </text:span><text:span text:style-name="T2">la </text:span><text:span text:style-name="T70">relazione</text:span><text:span text:style-name="T2"> di supertitpo e di sottotipo </text:span><text:span text:style-name="T3">tra gli <text:s/>oggetti </text:span><text:span text:style-name="T120">e </text:span><text:span text:style-name="T121">a</text:span><text:span text:style-name="T2">lla radice di tale gerarchia abbiamo il </text:span><text:span text:style-name="T70">tipo</text:span><text:span text:style-name="T2"> Object.</text:span></text:p>
      <text:p text:style-name="P33">Il sottotitpo di un supertipo <text:span text:style-name="T4">viene sviluppato in quanto </text:span><text:span text:style-name="T5">pot</text:span><text:span text:style-name="T6">r</text:span><text:span text:style-name="T5">emmo:</text:span></text:p>
      <text:list xml:id="list1509737069" text:style-name="L1">
        <text:list-item>
          <text:p text:style-name="P39"><text:span text:style-name="T140">Con </text:span><text:span text:style-name="T132">specializzare</text:span><text:span text:style-name="T140"> </text:span><text:span text:style-name="T141">intendiamo d</text:span><text:span text:style-name="T142">efinire il comportamento di un metodo del supertipo in </text:span><text:span text:style-name="T143">modo diverso → </text:span><text:span text:style-name="T144">dato il tipo </text:span><text:span text:style-name="T143">Animale, il comportamento </text:span><text:span text:style-name="T145">del metodo </text:span><text:span text:style-name="T143">mangiare </text:span><text:span text:style-name="T146">è</text:span><text:span text:style-name="T143"> specializzato diversamente per diversi tipi</text:span></text:p>
        </text:list-item>
        <text:list-item>
          <text:p text:style-name="P39"><text:span text:style-name="T147">Per </text:span><text:span text:style-name="T133">estendere</text:span><text:span text:style-name="T147"> </text:span><text:span text:style-name="T128">intendiamo </text:span><text:span text:style-name="T129">aggiungere metodi che il supertipo non ha.</text:span></text:p>
        </text:list-item>
        <text:list-item>
          <text:p text:style-name="P40"><text:span text:style-name="T148">P</text:span><text:span text:style-name="T125">otremmo volere una gerarchia per </text:span><text:span text:style-name="T137">avere diverse implementazioni </text:span><text:span text:style-name="T138">di un </text:span><text:span text:style-name="T139">tipo</text:span><text:span text:style-name="T126"> </text:span><text:span text:style-name="T136">(avere un tipo Polinomio che ha come figli polinomio sparso e polinomio denso)</text:span></text:p>
        </text:list-item>
        <text:list-item>
          <text:p text:style-name="P40"><text:span text:style-name="T131">R</text:span><text:span text:style-name="T130">icalcare</text:span><text:span text:style-name="T127"> una certa </text:span><text:span text:style-name="T130">disposizione</text:span><text:span text:style-name="T127"> della realtà </text:span><text:span text:style-name="T130">ontologica</text:span><text:span text:style-name="T127"> di elementi uno dentro l’altro </text:span><text:span text:style-name="T134">(per esempio la gerarchia delle eccezioni</text:span><text:span text:style-name="T135">).</text:span></text:p>
        </text:list-item>
      </text:list>
      <text:p text:style-name="P32"/>
      <text:p text:style-name="P2">La specificazione di un sottotipo è quella del supertipo <text:span text:style-name="T7">+ </text:span><text:span text:style-name="T8">specificazioni per I metodi eventualementi aggiunti </text:span><text:span text:style-name="T9">+ metodi con stesso nome ma segnatura diversa </text:span><text:span text:style-name="T10">(rifacendosi a quelli del supertipo)</text:span><text:span text:style-name="T8">.</text:span></text:p>
      <text:p text:style-name="P2"/>
      <text:p text:style-name="P3">All’interno di questa gerarchia deve sempre valere il <text:span text:style-name="T11">principio di sostituzione della liskov:</text:span></text:p>
      <text:p text:style-name="P4"><text:span text:style-name="T122">[</text:span><text:span text:style-name="T12">S</text:span><text:span text:style-name="T13">e esistono delle relazioni di sottotipo allora </text:span><text:span text:style-name="T15">le proprietà interessate del codice devono essere preservate</text:span><text:span text:style-name="T23"> qualora a tutte le occurrenze di tipo T </text:span><text:span text:style-name="T24">si</text:span><text:span text:style-name="T23"> sostituisca</text:span><text:span text:style-name="T24">no</text:span><text:span text:style-name="T23"> oggetti di tipo S con </text:span><text:span text:style-name="T25">S sottotipo di T</text:span><text:span text:style-name="T23">.</text:span></text:p>
      <text:p text:style-name="P4"><text:span text:style-name="T26">Lo usiamo per guardare il codice e non dover</text:span><text:span text:style-name="T27">c</text:span><text:span text:style-name="T26">i chiedere se funziona ogni volta indipendentemente dal tipo </text:span><text:span text:style-name="T28">che appartiene ad una</text:span><text:span text:style-name="T26"> gerarchia.</text:span><text:span text:style-name="T122">]</text:span></text:p>
      <text:p text:style-name="P36">Per garantire tale principio dobbiamo osservare 3 regole: <text:span text:style-name="T113">Preso un tipo T e un </text:span><text:span text:style-name="T114">tipo</text:span><text:span text:style-name="T113"> S sottotipo di T.</text:span></text:p>
      <text:list xml:id="list2112835594" text:style-name="L2">
        <text:list-item>
          <text:p text:style-name="P41"><text:span text:style-name="T68">Regola</text:span><text:span text:style-name="T29"> della </text:span><text:span text:style-name="T65">S</text:span><text:span text:style-name="T68">i</text:span><text:span text:style-name="T65">gnature</text:span> = per ogni metodo che c’è in T deve esserci in S con la stessa segnatura <text:span text:style-name="T30">(altrimenti non posso invocarlo). </text:span><text:span text:style-name="T31">I</text:span><text:span text:style-name="T32">l</text:span><text:span text:style-name="T31"> compilatore si occupa di questo.</text:span></text:p>
        </text:list-item>
        <text:list-item>
          <text:p text:style-name="P42"><text:span text:style-name="T65">Regola</text:span> dei <text:span text:style-name="T65">metodi</text:span> = ogni metodo <text:span text:style-name="T33">del sottotipo </text:span>ha lo stesso comportamento nel supertipo, <text:s/>può <text:span text:style-name="T29">al massimo avere un comportamento più specifico ma non meno.</text:span></text:p>
          <text:p text:style-name="P43">È gestita dal programm<text:span text:style-name="T115">a</text:span>tore perchè è impossibile verificarla per il compilatore.</text:p>
          <text:p text:style-name="P44">Tale regola <text:span text:style-name="T37">impatta sulla specficiazione </text:span><text:span text:style-name="T38">attraverso le pre/post condizioni dei metodi.</text:span></text:p>
        </text:list-item>
        <text:list-item>
          <text:p text:style-name="P45"><text:span text:style-name="T69">Regola</text:span><text:span text:style-name="T34"> delle </text:span><text:span text:style-name="T69">proprietà</text:span><text:span text:style-name="T34"> = </text:span><text:span text:style-name="T35">presa una qualunque proprietà </text:span><text:span text:style-name="T123">di un variabile di</text:span><text:span text:style-name="T35"> tipo T, allora deve </text:span><text:span text:style-name="T124">valere</text:span><text:span text:style-name="T35"> anche co</text:span><text:span text:style-name="T36">l tipo</text:span><text:span text:style-name="T35"> S sottotipo di T.</text:span></text:p>
          <text:p text:style-name="P43">È gestita dal programamtore perchè è impossibile verificarla per il compilatore.</text:p>
        </text:list-item>
      </text:list>
      <text:p text:style-name="P28"/>
      <text:p text:style-name="P28"/>
      <text:p text:style-name="P5">La prima cosa da osservare è che <text:span text:style-name="T65">l’estensione</text:span> <text:span text:style-name="T116">può </text:span><text:span text:style-name="T80">indebolire</text:span><text:span text:style-name="T116"> le pre condizioni</text:span><text:span text:style-name="T118"> </text:span><text:span text:style-name="T117">andando ad accettare tipi più generici rispetto a quelli presi dal supertipo</text:span><text:span text:style-name="T39">, </text:span><text:span text:style-name="T40">senza violare il principio di sostituzione di liskov.</text:span></text:p>
      <text:p text:style-name="P34">Dobbiamo <text:span text:style-name="T41">quindi</text:span> verificare che le pre condizoni del supertipo <text:span text:style-name="T65">implic</text:span><text:span text:style-name="T71">hi</text:span><text:span text:style-name="T72">no</text:span> le pre condizioni del <text:s/>sottotipo.</text:p>
      <text:p text:style-name="P7">Es:<text:span text:style-name="T14">le pre condizioni del sottotipo S dicono che il metodo lavora sui numeri</text:span><text:span text:style-name="T20">,allora</text:span> <text:span text:style-name="T14">le pre condizioni del tipo T dicono che il metodo lavora sugli interi positivi </text:span></text:p>
      <text:p text:style-name="P6"/>
      <text:p text:style-name="P8">Se <text:span text:style-name="T43">sono verificate</text:span> le pre condizioni di S allora devono essere <text:span text:style-name="T65">rafforzate</text:span> <text:span text:style-name="T49">le </text:span><text:span text:style-name="T53">sue </text:span><text:span text:style-name="T49">post condizoni</text:span>.</text:p>
      <text:p text:style-name="P30">Dobbiamo verificare che le p<text:span text:style-name="T44">ost</text:span> condizoni del <text:span text:style-name="T44">sotto</text:span>tipo implic<text:span text:style-name="T42">ano</text:span> le p<text:span text:style-name="T44">ost</text:span> condizioni del s<text:span text:style-name="T45">uper</text:span>tipo <text:span text:style-name="T46">qualore valgano </text:span><text:span text:style-name="T47">anche </text:span><text:span text:style-name="T46">le precondizoni del supertipo.</text:span></text:p>
      <text:p text:style-name="P9">Es:</text:p>
      <text:p text:style-name="P10">Sia S &lt; T <text:span text:style-name="T48">e entrambi hanno un metodo A.</text:span></text:p>
      <text:p text:style-name="P11"><text:span text:style-name="T49">A in T lavor</text:span><text:span text:style-name="T50">a</text:span><text:span text:style-name="T49"> se l’insieme su cui opera non è vuoto</text:span>. <text:span text:style-name="T61">Le post condizioni dicono che il risultato è dato dall’insieme dato in input </text:span><text:span text:style-name="T62">a cui ho aggiunto 1.</text:span></text:p>
      <text:p text:style-name="P11">A in <text:span text:style-name="T63">S</text:span> lavor<text:span text:style-name="T64">a su qualsiasi insieme (quindi le annulliamo)</text:span>.<text:span text:style-name="T16">Le post condizioni dicono che il risultato è dato dall’insieme dato in input </text:span><text:span text:style-name="T17">a cui ho aggiunto 1</text:span><text:span text:style-name="T62"> </text:span><text:span text:style-name="T66">oppure</text:span><text:span text:style-name="T82"> </text:span><text:span text:style-name="T51">se è vuoto viene aggiunto il valore 2</text:span><text:span text:style-name="T62">.</text:span></text:p>
      <text:p text:style-name="P12"/>
      <text:p text:style-name="P27"><text:soft-page-break/><text:span text:style-name="T83">Durante </text:span><text:span text:style-name="T84">la fase di compilazione</text:span><text:span text:style-name="T83"> il compilatore </text:span><text:span text:style-name="T85">controlla sempre che il tipo apparente di un oggetto sia</text:span><text:span text:style-name="T86"> il supertipo del tipo dell’oggetto </text:span><text:span text:style-name="T87">considerato</text:span><text:span text:style-name="T86">.</text:span></text:p>
      <text:p text:style-name="P27"><text:span text:style-name="T88">Il </text:span><text:span text:style-name="T89">tipo concreto </text:span><text:span text:style-name="T90">invece </text:span><text:span text:style-name="T89">viene defintio a tempo di esecuzione dalla macchina virtuale.</text:span></text:p>
      <text:p text:style-name="P13">Ad esempio il tipo apparente potrebbe essere il tipo animale è il tipo concreto è il tipo uomo.</text:p>
      <text:p text:style-name="P14">Infatti l’uomo è sempre un animale.</text:p>
      <text:p text:style-name="P14"/>
      <text:p text:style-name="P15">Inoltre durante il tempo di compilazione avviene un meccanismo di dispatching nel quale il compilatore controlla che <text:span text:style-name="T91">il metodo invocato su un oggetto esista nel suo tipo apparente </text:span><text:span text:style-name="T92">o nei suoi supertipi</text:span><text:span text:style-name="T91"> </text:span><text:span text:style-name="T92">e controlla anche la segnatura di tale metodo.</text:span></text:p>
      <text:p text:style-name="P16">Questo perchè <text:span text:style-name="T93">essendo il tipo dell’oggetto preso in considerazione il suo sottotipo allora questo deve possedere il metodo invocato (per il principio di sostituzione della liskov).</text:span></text:p>
      <text:p text:style-name="P16"/>
      <text:p text:style-name="P38"/>
      <text:p text:style-name="P17"><text:span text:style-name="T14">Le </text:span><text:span text:style-name="T81">interfacce</text:span><text:span text:style-name="T14"> sono</text:span><text:span text:style-name="T18"> supertitpi che non implementa</text:span><text:span text:style-name="T19">no</text:span><text:span text:style-name="T18"> alcun comportamento</text:span><text:span text:style-name="T94">. </text:span><text:span text:style-name="T52">Ess</text:span><text:span text:style-name="T54">e</text:span><text:span text:style-name="T52"> infatti </text:span><text:span text:style-name="T54">sono</text:span><text:span text:style-name="T52"> una collezione di metodi con le rispettive segnature e una specifica astratta.</text:span></text:p>
      <text:p text:style-name="P27"><text:span text:style-name="T95">Non </text:span><text:span text:style-name="T149">hanno</text:span><text:span text:style-name="T95"> nessun attributo e nei metodi specificati non c’è codice.</text:span></text:p>
      <text:p text:style-name="P29"><text:span text:style-name="T77">L’obiettivo</text:span><text:span text:style-name="T95"> è quello di </text:span><text:span text:style-name="T76">rappresentare</text:span><text:span text:style-name="T96"> una base comune dei comportamenti che devono essere espressi da tutti I </text:span><text:span text:style-name="T97">suoi </text:span><text:span text:style-name="T96">sottotipi.</text:span></text:p>
      <text:p text:style-name="P18">Le interfacce inoltre possiedono dei metodi chiamati <text:span text:style-name="T73">metodi</text:span><text:span text:style-name="T150"> </text:span><text:span text:style-name="T65">di</text:span> <text:span text:style-name="T65">default</text:span> che <text:span text:style-name="T98">n</text:span><text:span text:style-name="T99">on ha</text:span><text:span text:style-name="T151">nno</text:span><text:span text:style-name="T99"> alcun riferimento allo stato </text:span><text:span text:style-name="T100">e</text:span><text:span text:style-name="T99"> </text:span><text:span text:style-name="T100">d</text:span><text:span text:style-name="T99">efinisc</text:span><text:span text:style-name="T100">ono</text:span><text:span text:style-name="T99"> un comportamento in termini di altri comportament</text:span><text:span text:style-name="T101">i</text:span><text:span text:style-name="T99">.</text:span><text:span text:style-name="T119">Vengono utilizzate per il code reuse.</text:span></text:p>
      <text:p text:style-name="P19">È bene utilizzare le interfacce quando <text:span text:style-name="T102">vogliamo garantire che il tipo che la estende sia più protetto contro eventuali fraintendimenti nella documentazione.</text:span></text:p>
      <text:p text:style-name="P20">Un’interfaccia può avere come sottotipo un’altra interfaccia quando rende più specifico il contratto espresso dal suo supertipo.</text:p>
      <text:p text:style-name="P21">L’ereditarietà in questo caso è multipla perchè non ereditiamo <text:span text:style-name="T103">gli</text:span> stat<text:span text:style-name="T152">i</text:span> de<text:span text:style-name="T153">i supertipi</text:span> (perchè non ce l’ha<text:span text:style-name="T153">nno</text:span>).</text:p>
      <text:p text:style-name="P37"/>
      <text:p text:style-name="P37"/>
      <text:p text:style-name="P27"><text:span text:style-name="T104">Le </text:span><text:span text:style-name="T74">classi</text:span><text:span text:style-name="T104"> </text:span><text:span text:style-name="T74">astratt</text:span><text:span text:style-name="T75">a</text:span><text:span text:style-name="T104"> </text:span><text:span text:style-name="T105">è un</text:span><text:span text:style-name="T104"> supertip</text:span><text:span text:style-name="T105">o</text:span><text:span text:style-name="T104"> che </text:span><text:span text:style-name="T55">definisc</text:span><text:span text:style-name="T56">e</text:span><text:span text:style-name="T55"> un </text:span><text:span text:style-name="T78">comportamento</text:span><text:span text:style-name="T55"> </text:span><text:span text:style-name="T78">incompleto</text:span><text:span text:style-name="T55"> in quanto</text:span><text:span text:style-name="T57"> possied</text:span><text:span text:style-name="T58">e</text:span><text:span text:style-name="T57"> attrbiuti e </text:span><text:span text:style-name="T59">metodi </text:span><text:span text:style-name="T60">che</text:span><text:span text:style-name="T59"> </text:span><text:span text:style-name="T79">possono</text:span><text:span text:style-name="T59"> avere un corpo</text:span><text:span text:style-name="T106">. Diciamo possono perchè possiamo inoltre definire dei metodi chiamati astratti che come nelle interfacce non possiedono alcun corpo e vengono implementi dai sottotipi.</text:span></text:p>
      <text:p text:style-name="P27"><text:span text:style-name="T21">Utilizziamo le classi astratte al posto delle interfacce quando le classi concrete che la estendono condividono un certo attributo con questa e tale attrbiuto </text:span><text:span text:style-name="T22">può</text:span><text:span text:style-name="T21"> essere dichiarato protected.</text:span></text:p>
      <text:p text:style-name="P22">Sia per le classi astratte che per le classi concrete l’ereditarietà è singola perchè non possiamo ereditare due stati.</text:p>
      <text:p text:style-name="P35">Solitamente vogliamo evitare l’utilizzo del modificatore di visibilità protected per due ragioni:</text:p>
      <text:p text:style-name="P23">1) Senza di essa il supertipo può essere reimplementato senza che tale modifica vada a toccare alcuna implementazione dei suoi sottotipi</text:p>
      <text:p text:style-name="P23">2)Essendo package visible allora gli altri codici nello stesso pacchetto possono interferire con l’implementazione del supertipi.</text:p>
      <text:p text:style-name="P35">Se quindi vogliamo evitare di utilizzare protected dobbiamo avere nel supertipo il modificatore private e un metodo getter.</text:p>
      <text:p text:style-name="P22"/>
      <text:p text:style-name="P24">Le <text:span text:style-name="T65">classi</text:span> <text:span text:style-name="T65">concrete</text:span> infine sono supertitpi che possiedono attributi, costruttore e tutti I suoi metodi hanno un corpo <text:span text:style-name="T107">e che quindi implementano completamente un insieme di comportament</text:span><text:span text:style-name="T108">i</text:span>.</text:p>
      <text:p text:style-name="P24"/>
      <text:p text:style-name="P25">Un sottotipo può accedere ai valori <text:span text:style-name="T109">del suo supertipo quando sono dichiarati pubblici o protected.</text:span></text:p>
      <text:p text:style-name="P26">L’IR della sottoclasse deve definire I suoi attributi e dovrà rifarsi a quello della superclasse.</text:p>
      <text:p text:style-name="P27"><text:span text:style-name="T110">Il repOk prima chiama il repOK </text:span><text:span text:style-name="T111">del supertipo</text:span><text:span text:style-name="T110"> e poi fa </text:span><text:span text:style-name="T112">gli</text:span><text:span text:style-name="T110"> altri controlli </text:span><text:span text:style-name="T112">necessari</text:span><text:span text:style-name="T110">.</text:span></text:p>
      <text:p text:style-name="P1">La funzione d’astrazione del sottotipo è definita utilizzando quella del supertip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09:22:54.755067289</meta:creation-date>
    <dc:date>2021-02-21T16:32:48.101902540</dc:date>
    <meta:editing-duration>PT20H29M27S</meta:editing-duration>
    <meta:editing-cycles>82</meta:editing-cycles>
    <meta:generator>LibreOffice/6.4.6.2$Linux_X86_64 LibreOffice_project/40$Build-2</meta:generator>
    <meta:document-statistic meta:table-count="0" meta:image-count="0" meta:object-count="0" meta:page-count="2" meta:paragraph-count="51" meta:word-count="1056" meta:character-count="6758" meta:non-whitespace-character-count="5759"/>
  </office:meta>
</office:document-meta>
</file>